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8.3011828213" calcext:value-type="float">
            <text:p>98,30</text:p>
          </table:table-cell>
          <table:table-cell table:style-name="ce3" table:formula="of:=100 - SUM([.A2:.B2])" office:value-type="float" office:value="1.6988171787" calcext:value-type="float">
            <text:p>1,70</text:p>
          </table:table-cell>
          <table:table-cell/>
          <table:table-cell table:style-name="ce4" table:formula="of:=[.E18]+[.H18]" office:value-type="float" office:value="12383" calcext:value-type="float">
            <text:p>12383</text:p>
          </table:table-cell>
          <table:table-cell table:formula="of:=12597-[.E2]" office:value-type="float" office:value="214" calcext:value-type="float">
            <text:p>214</text:p>
          </table:table-cell>
          <table:table-cell office:value-type="float" office:value="272.628715038" calcext:value-type="float">
            <text:p>272,628715038</text:p>
          </table:table-cell>
          <table:table-cell office:value-type="float" office:value="0.152117967606" calcext:value-type="float">
            <text:p>0,15211796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1979836469" calcext:value-type="float">
            <text:p>98,20</text:p>
          </table:table-cell>
          <table:table-cell table:style-name="ce3" table:formula="of:=100 - SUM([.A3:.B3])" office:value-type="float" office:value="1.8020163531" calcext:value-type="float">
            <text:p>1,80</text:p>
          </table:table-cell>
          <table:table-cell/>
          <table:table-cell table:style-name="ce4" table:formula="of:=[.E19]+[.H19]" office:value-type="float" office:value="12370" calcext:value-type="float">
            <text:p>12370</text:p>
          </table:table-cell>
          <table:table-cell table:formula="of:=12597-[.E3]" office:value-type="float" office:value="227" calcext:value-type="float">
            <text:p>227</text:p>
          </table:table-cell>
          <table:table-cell office:value-type="float" office:value="206.245768785" calcext:value-type="float">
            <text:p>206,245768785</text:p>
          </table:table-cell>
          <table:table-cell office:value-type="float" office:value="0.16432094574" calcext:value-type="float">
            <text:p>0,164320945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7534333571" calcext:value-type="float">
            <text:p>97,75</text:p>
          </table:table-cell>
          <table:table-cell table:style-name="ce3" table:formula="of:=100 - SUM([.A4:.B4])" office:value-type="float" office:value="2.24656664290001" calcext:value-type="float">
            <text:p>2,25</text:p>
          </table:table-cell>
          <table:table-cell/>
          <table:table-cell table:style-name="ce4" table:formula="of:=[.E20]+[.H20]" office:value-type="float" office:value="12314" calcext:value-type="float">
            <text:p>12314</text:p>
          </table:table-cell>
          <table:table-cell table:formula="of:=12597-[.E4]" office:value-type="float" office:value="283" calcext:value-type="float">
            <text:p>283</text:p>
          </table:table-cell>
          <table:table-cell office:value-type="float" office:value="268.496197939" calcext:value-type="float">
            <text:p>268,496197939</text:p>
          </table:table-cell>
          <table:table-cell office:value-type="float" office:value="0.175514221191" calcext:value-type="float">
            <text:p>0,17551422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2535524331" calcext:value-type="float">
            <text:p>98,25</text:p>
          </table:table-cell>
          <table:table-cell table:style-name="ce3" table:formula="of:=100 - SUM([.A5:.B5])" office:value-type="float" office:value="1.7464475669" calcext:value-type="float">
            <text:p>1,75</text:p>
          </table:table-cell>
          <table:table-cell/>
          <table:table-cell table:style-name="ce4" table:formula="of:=[.E21]+[.H21]" office:value-type="float" office:value="12377" calcext:value-type="float">
            <text:p>12377</text:p>
          </table:table-cell>
          <table:table-cell table:formula="of:=12597-[.E5]" office:value-type="float" office:value="220" calcext:value-type="float">
            <text:p>220</text:p>
          </table:table-cell>
          <table:table-cell office:value-type="float" office:value="196.988724947" calcext:value-type="float">
            <text:p>196,988724947</text:p>
          </table:table-cell>
          <table:table-cell office:value-type="float" office:value="0.187453985214" calcext:value-type="float">
            <text:p>0,18745398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9680082559" calcext:value-type="float">
            <text:p>98,97</text:p>
          </table:table-cell>
          <table:table-cell table:style-name="ce3" table:formula="of:=100 - SUM([.A6:.B6])" office:value-type="float" office:value="1.0319917441" calcext:value-type="float">
            <text:p>1,03</text:p>
          </table:table-cell>
          <table:table-cell/>
          <table:table-cell table:style-name="ce4" table:formula="of:=[.E22]+[.H22]" office:value-type="float" office:value="12467" calcext:value-type="float">
            <text:p>12467</text:p>
          </table:table-cell>
          <table:table-cell table:formula="of:=12597-[.E6]" office:value-type="float" office:value="130" calcext:value-type="float">
            <text:p>130</text:p>
          </table:table-cell>
          <table:table-cell office:value-type="float" office:value="200.931613922" calcext:value-type="float">
            <text:p>200,931613922</text:p>
          </table:table-cell>
          <table:table-cell office:value-type="float" office:value="0.200112104416" calcext:value-type="float">
            <text:p>0,200112104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1900452489" calcext:value-type="float">
            <text:p>98,19</text:p>
          </table:table-cell>
          <table:table-cell table:style-name="ce3" table:formula="of:=100 - SUM([.A7:.B7])" office:value-type="float" office:value="1.80995475109999" calcext:value-type="float">
            <text:p>1,81</text:p>
          </table:table-cell>
          <table:table-cell/>
          <table:table-cell table:style-name="ce4" table:formula="of:=[.E23]+[.H23]" office:value-type="float" office:value="12369" calcext:value-type="float">
            <text:p>12369</text:p>
          </table:table-cell>
          <table:table-cell table:formula="of:=12597-[.E7]" office:value-type="float" office:value="228" calcext:value-type="float">
            <text:p>228</text:p>
          </table:table-cell>
          <table:table-cell office:value-type="float" office:value="322.638000011" calcext:value-type="float">
            <text:p>322,638000011</text:p>
          </table:table-cell>
          <table:table-cell office:value-type="float" office:value="0.211416959763" calcext:value-type="float">
            <text:p>0,21141695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9201397158" calcext:value-type="float">
            <text:p>97,92</text:p>
          </table:table-cell>
          <table:table-cell table:style-name="ce3" table:formula="of:=100 - SUM([.A8:.B8])" office:value-type="float" office:value="2.0798602842" calcext:value-type="float">
            <text:p>2,08</text:p>
          </table:table-cell>
          <table:table-cell/>
          <table:table-cell table:style-name="ce4" table:formula="of:=[.E24]+[.H24]" office:value-type="float" office:value="12335" calcext:value-type="float">
            <text:p>12335</text:p>
          </table:table-cell>
          <table:table-cell table:formula="of:=12597-[.E8]" office:value-type="float" office:value="262" calcext:value-type="float">
            <text:p>262</text:p>
          </table:table-cell>
          <table:table-cell office:value-type="float" office:value="229.595415115" calcext:value-type="float">
            <text:p>229,595415115</text:p>
          </table:table-cell>
          <table:table-cell office:value-type="float" office:value="0.222203016281" calcext:value-type="float">
            <text:p>0,222203016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1108112399" calcext:value-type="float">
            <text:p>98,11</text:p>
          </table:table-cell>
          <table:table-cell table:style-name="ce3" table:formula="of:=100 - SUM([.A9:.B9])" office:value-type="float" office:value="1.8891887601" calcext:value-type="float">
            <text:p>1,89</text:p>
          </table:table-cell>
          <table:table-cell/>
          <table:table-cell table:style-name="ce4" table:formula="of:=[.E25]+[.H25]" office:value-type="float" office:value="12359" calcext:value-type="float">
            <text:p>12359</text:p>
          </table:table-cell>
          <table:table-cell table:formula="of:=12597-[.E9]" office:value-type="float" office:value="238" calcext:value-type="float">
            <text:p>238</text:p>
          </table:table-cell>
          <table:table-cell office:value-type="float" office:value="220.140004158" calcext:value-type="float">
            <text:p>220,140004158</text:p>
          </table:table-cell>
          <table:table-cell office:value-type="float" office:value="0.233335018158" calcext:value-type="float">
            <text:p>0,23333501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9203048103" calcext:value-type="float">
            <text:p>97,92</text:p>
          </table:table-cell>
          <table:table-cell table:style-name="ce3" table:formula="of:=100 - SUM([.A10:.B10])" office:value-type="float" office:value="2.0796951897" calcext:value-type="float">
            <text:p>2,08</text:p>
          </table:table-cell>
          <table:table-cell/>
          <table:table-cell table:style-name="ce4" table:formula="of:=[.E26]+[.H26]" office:value-type="float" office:value="12335" calcext:value-type="float">
            <text:p>12335</text:p>
          </table:table-cell>
          <table:table-cell table:formula="of:=12597-[.E10]" office:value-type="float" office:value="262" calcext:value-type="float">
            <text:p>262</text:p>
          </table:table-cell>
          <table:table-cell office:value-type="float" office:value="256.637084007" calcext:value-type="float">
            <text:p>256,637084007</text:p>
          </table:table-cell>
          <table:table-cell office:value-type="float" office:value="0.244448184967" calcext:value-type="float">
            <text:p>0,24444818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5551674869" calcext:value-type="float">
            <text:p>97,56</text:p>
          </table:table-cell>
          <table:table-cell table:style-name="ce3" table:formula="of:=100 - SUM([.A11:.B11])" office:value-type="float" office:value="2.4448325131" calcext:value-type="float">
            <text:p>2,44</text:p>
          </table:table-cell>
          <table:table-cell/>
          <table:table-cell table:style-name="ce4" table:formula="of:=[.E27]+[.H27]" office:value-type="float" office:value="12289" calcext:value-type="float">
            <text:p>12289</text:p>
          </table:table-cell>
          <table:table-cell table:formula="of:=12597-[.E11]" office:value-type="float" office:value="308" calcext:value-type="float">
            <text:p>308</text:p>
          </table:table-cell>
          <table:table-cell office:value-type="float" office:value="281.070549965" calcext:value-type="float">
            <text:p>281,070549965</text:p>
          </table:table-cell>
          <table:table-cell office:value-type="float" office:value="0.25620007515" calcext:value-type="float">
            <text:p>0,25620007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11706290161" calcext:value-type="float">
            <text:p>98,1170629016</text:p>
          </table:table-cell>
          <table:table-cell table:formula="of:=AVERAGE([.C2:.C11])" office:value-type="float" office:value="1.88293709839" calcext:value-type="float">
            <text:p>1,882937098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59.8" calcext:value-type="float">
            <text:p>12359,8</text:p>
          </table:table-cell>
          <table:table-cell table:formula="of:=AVERAGE([.F2:.F11])" office:value-type="float" office:value="237.2" calcext:value-type="float">
            <text:p>237,2</text:p>
          </table:table-cell>
          <table:table-cell table:formula="of:=SUM([.G2:.G11])/10" office:value-type="float" office:value="245.5372073887" calcext:value-type="float">
            <text:p>245,5372073887</text:p>
          </table:table-cell>
          <table:table-cell table:formula="of:=SUM([.H2:.H11])/10" office:value-type="float" office:value="0.2047122478486" calcext:value-type="float">
            <text:p>0,20471224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8.9" calcext:value-type="float">
            <text:p>5658,9</text:p>
          </table:table-cell>
          <table:table-cell table:formula="of:=AVERAGE([.G18:.G27])" office:value-type="float" office:value="203.8" calcext:value-type="float">
            <text:p>203,8</text:p>
          </table:table-cell>
          <table:table-cell/>
          <table:table-cell office:value-type="float" office:value="5614" calcext:value-type="float">
            <text:p>5614</text:p>
          </table:table-cell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formula="of:=12597-SUM([.E18:.G18])" office:value-type="float" office:value="6769" calcext:value-type="float">
            <text:p>676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.4" calcext:value-type="float">
            <text:p>33,4</text:p>
          </table:table-cell>
          <table:table-cell table:formula="of:=AVERAGE([.H18:.H27])" office:value-type="float" office:value="6700.9" calcext:value-type="float">
            <text:p>6700,9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table:formula="of:=12597-SUM([.E19:.G19])" office:value-type="float" office:value="6666" calcext:value-type="float">
            <text:p>666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7" calcext:value-type="float">
            <text:p>5627</text:p>
          </table:table-cell>
          <table:table-cell office:value-type="float" office:value="66" calcext:value-type="float">
            <text:p>66</text:p>
          </table:table-cell>
          <table:table-cell office:value-type="float" office:value="217" calcext:value-type="float">
            <text:p>217</text:p>
          </table:table-cell>
          <table:table-cell table:formula="of:=12597-SUM([.E20:.G20])" office:value-type="float" office:value="6687" calcext:value-type="float">
            <text:p>668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8.9" calcext:value-type="float">
            <text:p>5658,9</text:p>
          </table:table-cell>
          <table:table-cell table:number-columns-repeated="2"/>
          <table:table-cell office:value-type="float" office:value="5669" calcext:value-type="float">
            <text:p>5669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708" calcext:value-type="float">
            <text:p>670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.4" calcext:value-type="float">
            <text:p>33,4</text:p>
          </table:table-cell>
          <table:table-cell table:number-columns-repeated="2"/>
          <table:table-cell office:value-type="float" office:value="5724" calcext:value-type="float">
            <text:p>5724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formula="of:=12597-SUM([.E22:.G22])" office:value-type="float" office:value="6743" calcext:value-type="float">
            <text:p>674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3.8" calcext:value-type="float">
            <text:p>203,8</text:p>
          </table:table-cell>
          <table:table-cell table:number-columns-repeated="2"/>
          <table:table-cell office:value-type="float" office:value="5830" calcext:value-type="float">
            <text:p>583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table:formula="of:=12597-SUM([.E23:.G23])" office:value-type="float" office:value="6539" calcext:value-type="float">
            <text:p>65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00.9" calcext:value-type="float">
            <text:p>6700,9</text:p>
          </table:table-cell>
          <table:table-cell table:number-columns-repeated="2"/>
          <table:table-cell office:value-type="float" office:value="5706" calcext:value-type="float">
            <text:p>5706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table:formula="of:=12597-SUM([.E24:.G24])" office:value-type="float" office:value="6629" calcext:value-type="float">
            <text:p>662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96" calcext:value-type="float">
            <text:p>5596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table:formula="of:=12597-SUM([.E25:.G25])" office:value-type="float" office:value="6763" calcext:value-type="float">
            <text:p>676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3" calcext:value-type="float">
            <text:p>5583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table:formula="of:=12597-SUM([.E26:.G26])" office:value-type="float" office:value="6752" calcext:value-type="float">
            <text:p>675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36" calcext:value-type="float">
            <text:p>5536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formula="of:=12597-SUM([.E27:.G27])" office:value-type="float" office:value="6753" calcext:value-type="float">
            <text:p>675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117011986981" calcext:value-type="float">
            <text:p>0,9811701199</text:p>
          </table:table-cell>
          <table:table-cell table:number-columns-repeated="2"/>
          <table:table-cell table:formula="of:=SUM([.E18:.E27])/10" office:value-type="float" office:value="5658.9" calcext:value-type="float">
            <text:p>5658,9</text:p>
          </table:table-cell>
          <table:table-cell table:formula="of:=SUM([.F18:.F27])/10" office:value-type="float" office:value="33.4" calcext:value-type="float">
            <text:p>33,4</text:p>
          </table:table-cell>
          <table:table-cell table:formula="of:=SUM([.G18:.G27])/10" office:value-type="float" office:value="203.8" calcext:value-type="float">
            <text:p>203,8</text:p>
          </table:table-cell>
          <table:table-cell table:formula="of:=SUM([.H18:.H27])/10" office:value-type="float" office:value="6700.9" calcext:value-type="float">
            <text:p>6700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88298801301897" calcext:value-type="float">
            <text:p>0,0188298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237859689222" calcext:value-type="float">
            <text:p>0,9652378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5040315994238" calcext:value-type="float">
            <text:p>0,9950403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27:35.175328694</meta:creation-date>
    <dc:date>2018-01-18T16:29:28.702327368</dc:date>
    <meta:editing-duration>PT1M54S</meta:editing-duration>
    <meta:editing-cycles>1</meta:editing-cycles>
    <meta:generator>LibreOffice/5.1.6.2$Linux_X86_64 LibreOffice_project/10m0$Build-2</meta:generator>
    <meta:document-statistic meta:table-count="1" meta:cell-count="167" meta:object-count="0"/>
  </office:meta>
</office:document-meta>
</file>